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3" style:family="paragraph" style:parent-style-name="Preformatted_20_Text">
      <style:paragraph-properties fo:margin-top="0cm" fo:margin-bottom="0.499cm"/>
    </style:style>
    <style:style style:name="P4"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5" style:family="paragraph" style:parent-style-name="Standard" style:list-style-name="L1">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6" style:family="paragraph" style:parent-style-name="Standard" style:list-style-name="L2">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7" style:family="paragraph" style:parent-style-name="Standard" style:list-style-name="L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8" style:family="paragraph" style:parent-style-name="Standard" style:list-style-name="L4">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9"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10" style:family="paragraph" style:parent-style-name="Text_20_body" style:list-style-name="L1">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1" style:family="paragraph">
      <style:paragraph-properties fo:text-align="center"/>
    </style:style>
    <style:style style:name="T1" style:family="text">
      <style:text-properties fo:language="en" fo:country="GB"/>
    </style:style>
    <style:style style:name="T2"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zeption </text:p>
      <text:p text:style-name="P1">Nach Bisherigen Erkenntnissen wäre es sinnvoll Funktionalitäten der Bibliothek als eine Sammlung von Bausteinen anzubieten, die je nach Bedarf für die Entwicklung von Android Applikationen verwendet werden können. </text:p>
      <text:p text:style-name="P1"/>
      <text:p text:style-name="P1">Modularer Aufbau der Bibliothek mit Kapselung der Funktionalitäten in einzelne Klassen. Dabei wird auf Wiederverwendbarkeit der Algorithmen für weitere Gesten geachtet. </text:p>
      <text:p text:style-name="P1"/>
      <text:p text:style-name="P1"><draw:g text:anchor-type="paragraph" draw:z-index="0" draw:style-name="gr1"><draw:rect draw:style-name="gr2" draw:text-style-name="P11" svg:width="5.266cm" svg:height="4.049cm" svg:x="1.526cm" svg:y="0.525cm"><text:p/></draw:rect><draw:rect draw:style-name="gr3" draw:text-style-name="P11" svg:width="2.461cm" svg:height="0.641cm" svg:x="1.526cm" svg:y="-0.115cm"><text:p text:style-name="P11">Application</text:p></draw:rect></draw:g><draw:g text:anchor-type="paragraph" draw:z-index="4" draw:style-name="gr1"><draw:rect draw:style-name="gr5" draw:text-style-name="P11" svg:width="5.266cm" svg:height="4.049cm" svg:x="8.008cm" svg:y="0.441cm"><text:p/></draw:rect><draw:rect draw:style-name="gr6" draw:text-style-name="P11" svg:width="2.461cm" svg:height="0.641cm" svg:x="8.008cm" svg:y="-0.199cm"><text:p text:style-name="P11">Bibliothek</text:p></draw:rect></draw:g><draw:rect text:anchor-type="paragraph" draw:z-index="15" draw:style-name="gr8" draw:text-style-name="P11" svg:width="0.214cm" svg:height="0.133cm" svg:x="8.629cm" svg:y="1.319cm"><text:p/></draw:rect></text:p>
      <text:p text:style-name="P1"><draw:rect text:anchor-type="paragraph" draw:z-index="1" draw:style-name="gr4" draw:text-style-name="P11" svg:width="1.456cm" svg:height="1.265cm" svg:x="2.055cm" svg:y="0.166cm"><text:p/></draw:rect><draw:rect text:anchor-type="paragraph" draw:z-index="5" draw:style-name="gr7" draw:text-style-name="P11" svg:width="1.456cm" svg:height="1.265cm" svg:x="10.283cm" svg:y="0.96cm"><text:p/></draw:rect><draw:rect text:anchor-type="paragraph" draw:z-index="11" draw:style-name="gr8" draw:text-style-name="P11" svg:width="0.214cm" svg:height="0.133cm" svg:x="2.628cm" svg:y="0.319cm"><text:p/></draw:rect><draw:rect text:anchor-type="paragraph" draw:z-index="16" draw:style-name="gr8" draw:text-style-name="P11" svg:width="0.214cm" svg:height="0.133cm" svg:x="10.629cm" svg:y="1.319cm"><text:p/></draw:rect><draw:rect text:anchor-type="paragraph" draw:z-index="17" draw:style-name="gr8" draw:text-style-name="P11" svg:width="0.214cm" svg:height="0.133cm" svg:x="8.629cm" svg:y="2.32cm"><text:p/></draw:rect><draw:rect text:anchor-type="paragraph" draw:z-index="7" draw:style-name="gr7" draw:text-style-name="P11" svg:width="1.456cm" svg:height="1.265cm" svg:x="8.326cm" svg:y="0.136cm"><text:p/></draw:rect></text:p>
      <text:p text:style-name="P1"><draw:rect text:anchor-type="paragraph" draw:z-index="3" draw:style-name="gr4" draw:text-style-name="P11" svg:width="1.456cm" svg:height="1.265cm" svg:x="4.225cm" svg:y="0.473cm"><text:p/></draw:rect><draw:rect text:anchor-type="paragraph" draw:z-index="9" draw:style-name="gr8" draw:text-style-name="P11" svg:width="0.214cm" svg:height="0.133cm" svg:x="2.51cm" svg:y="0.113cm"><text:p/></draw:rect><draw:rect text:anchor-type="paragraph" draw:z-index="10" draw:style-name="gr8" draw:text-style-name="P11" svg:width="0.214cm" svg:height="0.133cm" svg:x="4.51cm" svg:y="1.113cm"><text:p/></draw:rect><draw:rect text:anchor-type="paragraph" draw:z-index="12" draw:style-name="gr8" draw:text-style-name="P11" svg:width="0.214cm" svg:height="0.133cm" svg:x="3.037cm" svg:y="-0.037cm"><text:p/></draw:rect><draw:rect text:anchor-type="paragraph" draw:z-index="18" draw:style-name="gr8" draw:text-style-name="P11" svg:width="0.214cm" svg:height="0.133cm" svg:x="9.193cm" svg:y="0.175cm"><text:p/></draw:rect><draw:line text:anchor-type="paragraph" draw:z-index="19" draw:style-name="gr7" draw:text-style-name="P11" svg:x1="9.407cm" svg:y1="0.307cm" svg:x2="10.629cm" svg:y2="0.589cm"><text:p/></draw:line><draw:line text:anchor-type="paragraph" draw:z-index="22" draw:style-name="gr7" draw:text-style-name="P11" svg:x1="8.842cm" svg:y1="-0.009cm" svg:x2="9.193cm" svg:y2="0.174cm"><text:p/></draw:line><draw:line text:anchor-type="paragraph" draw:z-index="23" draw:style-name="gr7" draw:text-style-name="P11" svg:x1="8.629cm" svg:y1="-0.009cm" svg:x2="5.211cm" svg:y2="0.813cm"><text:p/></draw:line><draw:line text:anchor-type="paragraph" draw:z-index="24" draw:style-name="gr7" draw:text-style-name="P11" svg:x1="8.629cm" svg:y1="1.653cm" svg:x2="3.251cm" svg:y2="0.039cm"><text:p/></draw:line></text:p>
      <text:p text:style-name="P1"><draw:rect text:anchor-type="paragraph" draw:z-index="14" draw:style-name="gr8" draw:text-style-name="P11" svg:width="0.214cm" svg:height="0.133cm" svg:x="5.062cm" svg:y="0.083cm"><text:p/></draw:rect><draw:rect text:anchor-type="paragraph" draw:z-index="6" draw:style-name="gr7" draw:text-style-name="P11" svg:width="1.456cm" svg:height="1.265cm" svg:x="8.331cm" svg:y="0.471cm"><text:p/></draw:rect><draw:line text:anchor-type="paragraph" draw:z-index="20" draw:style-name="gr7" draw:text-style-name="P11" svg:x1="9.278cm" svg:y1="1.208cm" svg:x2="10.629cm" svg:y2="-0.009cm"><text:p/></draw:line></text:p>
      <text:p text:style-name="P1"><draw:rect text:anchor-type="paragraph" draw:z-index="2" draw:style-name="gr4" draw:text-style-name="P11" svg:width="1.456cm" svg:height="1.265cm" svg:x="2.055cm" svg:y="0.166cm"><text:p/></draw:rect><draw:rect text:anchor-type="paragraph" draw:z-index="13" draw:style-name="gr8" draw:text-style-name="P11" svg:width="0.214cm" svg:height="0.133cm" svg:x="2.628cm" svg:y="0.319cm"><text:p/></draw:rect><draw:rect text:anchor-type="paragraph" draw:z-index="21" draw:style-name="gr8" draw:text-style-name="P11" svg:width="0.214cm" svg:height="0.133cm" svg:x="9.065cm" svg:y="0.478cm"><text:p/></draw:rect><draw:line text:anchor-type="paragraph" draw:z-index="25" draw:style-name="gr7" draw:text-style-name="P11" svg:x1="2.842cm" svg:y1="0.319cm" svg:x2="9.065cm" svg:y2="0.61cm"><text:p/></draw:line></text:p>
      <text:p text:style-name="P1"><draw:rect text:anchor-type="paragraph" draw:z-index="8" draw:style-name="gr8" draw:text-style-name="P11" svg:width="0.214cm" svg:height="0.133cm" svg:x="2.51cm" svg:y="0.113cm"><text:p/></draw:rect></text:p>
      <text:p text:style-name="P1"/>
      <text:p text:style-name="P1">Mögliche Kritikpunkte:</text:p>
      <text:list xml:id="list148104105637596162" text:style-name="L1">
        <text:list-item>
          <text:p text:style-name="P5">Austauschbarkeit von einzelnen Bausteinen der Bibliothek.</text:p>
        </text:list-item>
        <text:list-item>
          <text:p text:style-name="P5">Schnittstellen sollten über die Versionen sich gleich verhalten</text:p>
          <text:list>
            <text:list-item>
              <text:p text:style-name="P5">D.h. Übergabe Parameter sollten so variabel wie möglich definiert werden, sodass nur wenige verpflichtend sind und der Rest optional.</text:p>
            </text:list-item>
            <text:list-item>
              <text:p text:style-name="P5">Auch Methodennamen können sich ändern dies ist jedoch lediglich über eine entsprechende Ankündigung zu realisieren </text:p>
              <text:list>
                <text:list-item>
                  <text:p text:style-name="P5">→ Also in dem man die alte Methode über einen Releasezyklus als „Deprecated“ deklariert und bereits auf die neue Methode verweist.</text:p>
                </text:list-item>
              </text:list>
            </text:list-item>
          </text:list>
        </text:list-item>
      </text:list>
      <text:p text:style-name="P1"/>
      <text:p text:style-name="P1">Mögliche Lösungen:</text:p>
      <text:list xml:id="list32263643" text:continue-numbering="true" text:style-name="L1">
        <text:list-item>
          <text:list>
            <text:list-item>
              <text:p text:style-name="P5">Pflichtparameter als normale Methodenparameter,</text:p>
              <text:list>
                <text:list-item>
                  <text:p text:style-name="P5"><text:s/>optionale in der Form</text:p>
                </text:list-item>
                <text:list-item>
                  <text:p text:style-name="P10">a) All optional parameters are of the same type:</text:p>
                </text:list-item>
              </text:list>
            </text:list-item>
          </text:list>
        </text:list-item>
      </text:list>
      <text:p text:style-name="Preformatted_20_Text"><text:soft-page-break/><text:span text:style-name="Source_20_Text">void foo(String a, Integer... b) {</text:span></text:p>
      <text:p text:style-name="Preformatted_20_Text"><text:span text:style-name="Source_20_Text"><text:s text:c="4"/>Integer b1 = b.length &gt; 0 ? b[0] : 0;</text:span></text:p>
      <text:p text:style-name="Preformatted_20_Text"><text:span text:style-name="Source_20_Text"><text:s text:c="4"/>Integer b2 = b.length &gt; 1 ? b[1] : 0;</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oo("a");</text:span></text:p>
      <text:p text:style-name="P3"><text:span text:style-name="Source_20_Text">foo("a", 1, 2);</text:span></text:p>
      <text:list xml:id="list32263467" text:continue-numbering="true" text:style-name="L1">
        <text:list-item>
          <text:list>
            <text:list-item>
              <text:list>
                <text:list-item>
                  <text:p text:style-name="P5">oder optionale Parameter <text:s/>in der Form einer HashMap (Key Value) die fest definiert ist, d.h. Länge und Keys sind fix. Die Values lassen sich nach belieben setzen, in der Implementierung wird geprüft für alle keys ob valide values gesetzt sind </text:p>
                  <text:list>
                    <text:list-item>
                      <text:p text:style-name="P5">an dieser Stelle kann jeder murks übergeben werden → Typkonvertierung → ggf. vorher pro Feld Typ festlegen (Generics)</text:p>
                    </text:list-item>
                  </text:list>
                </text:list-item>
                <text:list-item>
                  <text:p text:style-name="P5">oder optionale Parameter als normale Parameter festlegen die auch null sein dürfen. </text:p>
                  <text:list>
                    <text:list-item>
                      <text:p text:style-name="P5">Vorteil: zu jedem Parameter gibt es ein getracktes javadoc</text:p>
                    </text:list-item>
                    <text:list-item>
                      <text:p text:style-name="P5">Nachteil: u.u. Sehr aufgeblähte Methodendefinitionen </text:p>
                    </text:list-item>
                  </text:list>
                </text:list-item>
                <text:list-item>
                  <text:p text:style-name="P5">oder Wrapper Object → objekt zum sammeln von Konfigruationen → Pflichtparameter sowie optionale Parameter</text:p>
                  <text:list>
                    <text:list-item>
                      <text:p text:style-name="P5">Nachteil: Wrapper Objekte sind gedacht für u.a. das kontinuierliche Befüllen durch mehrere Instanzen von Klassen. In der aktuellen Problemstellung sind abgeschlossene Funktionalitäten jedoch eher in einer Klasse konzentriert. Ein Wrapper macht daher wenig Sinn.</text:p>
                    </text:list-item>
                  </text:list>
                </text:list-item>
                <text:list-item>
                  <text:p text:style-name="P5">Oder Parameter Definition alle in Methodendefinitionen mit @Default("") Deklaration.</text:p>
                </text:list-item>
              </text:list>
            </text:list-item>
          </text:list>
        </text:list-item>
      </text:list>
      <text:p text:style-name="P1">Vorteile?</text:p>
      <text:p text:style-name="P1"/>
      <text:p text:style-name="P1"/>
      <text:p text:style-name="P1">Nachteile?</text:p>
      <text:p text:style-name="P1"><text:soft-page-break/>Pre-Konzeption</text:p>
      <text:p text:style-name="P1">Im Folgenden wird eine erste Konzeption einer Bibliothek auf Basis der bisherigen Erkenntnissen sowie unter Beachtung der spezifizierten Anforderungen entwickelt.</text:p>
      <text:p text:style-name="P1"/>
      <text:p text:style-name="P1">Dabei werden folgende Punkte diskutiert:</text:p>
      <text:p text:style-name="P1">Anbindung der Bibliothek nach außen:</text:p>
      <text:p text:style-name="P1">Die Bibliothek bietet für die Android Applikationsentwicklung fertige Funktionalitäten an, um diese in Applikationsprojekten zu integrieren. An dieser Stelle besteht die Frage nach einer sinnvollen Form der Anbindung, also der Schnittstelle. </text:p>
      <text:p text:style-name="P1">Dabei bietet Java das klassische Interface an oder alternativ die direkte Anbindung über Zugriff auf entsprechend öffentlich deklarierte Methodendefinitionen.</text:p>
      <text:p text:style-name="P1">Das Java Interface bietet sich für Problemstellungen an, in denen unterschiedliche Implementierungen zu einer Funktionalität referenziert werden. Die Bibliothek zur zentralisierten Implementierung der Gestenhandhabung bietet jedoch für bestimmte Funktionalität eine entsprechend zu empfehlende Implementierung an. Aus diesem Grund macht die Anbindung der Bibliothek mittels Java Interfaces hier keinen Sinn. Auch soll die Implementierung nicht vor dem Android App Entwickler, der die Bibliothek einbindet, verborgen werden, (Siehe Anforderung zur Codetransparenz der Bibliothek).</text:p>
      <text:p text:style-name="P1"/>
      <text:p text:style-name="P1">An dieser Stelle empfiehlt es sich entsprechende Eintrittspunkte zu den Funktionalitäten in der Bibliothek, als öffentlich definierte Methoden zugänglich zu machen.</text:p>
      <text:p text:style-name="P1">Dabei ist zu klären wie seitens der Applikation obligatorische und optionale Parameter definiert werden können. Hierfür gibt es unterschiedliche Möglichkeiten:</text:p>
      <text:list xml:id="list6145314872591674057" text:style-name="L2">
        <text:list-item>
          <text:p text:style-name="P6">Definition aller Parameter als Methodenparameter</text:p>
          <text:list>
            <text:list-item>
              <text:p text:style-name="P6">Hier werden alle Parameter egal ob obligatorisch oder optional beim Aufruf der Methode, mit übergeben. Dabei wird innerhalb der Methode darauf geprüft ob Pflichtparameter mit einem <text:soft-page-break/>validen Wert instanziiert wurden und entsprechende Fehlermeldungen ausgegeben (<text:span text:style-name="T1">Exceptions</text:span>). Optionale Parameter werden ebenfalls Prüfungen durch geführt, jedoch nur wenn diese valide Werte enthalten, dann wird mit diesen weiter gearbeitet. Ansonsten werden Defaut Werte verwendet.</text:p>
              <text:p text:style-name="P6"/>
            </text:list-item>
            <text:list-item>
              <text:p text:style-name="P6">Dieser Ansatz birgt jedoch die Gefahr, dass je nach Funktionalität die Methodendefinitionen sehr groß werden können.</text:p>
              <text:p text:style-name="P6"/>
            </text:list-item>
          </text:list>
        </text:list-item>
        <text:list-item>
          <text:p text:style-name="P6">Eine Gruppierung der Parameter wäre je nach Funktionalität und Konfigurationsmöglichkeiten zu empfehlen. Die konkrete Definition der Methoden muss jedoch spezifisch für den jeweiligen Einsatzkontext erstellt werden.</text:p>
        </text:list-item>
      </text:list>
      <text:p text:style-name="P1"/>
      <text:p text:style-name="P1">Im vorgestellten Prototyp gibt es einen obligatorischen Parameter:</text:p>
      <text:list xml:id="list876483885533385909" text:style-name="L3">
        <text:list-item>
          <text:p text:style-name="P7">ViewGroup</text:p>
        </text:list-item>
      </text:list>
      <text:p text:style-name="P1">und mehrere optionale Parameter:</text:p>
      <text:list xml:id="list6111154410369523769" text:style-name="L4">
        <text:list-item>
          <text:p text:style-name="P8">Integer orientationId</text:p>
        </text:list-item>
        <text:list-item>
          <text:p text:style-name="P8">Integer layoutSize (hier WrapContent)</text:p>
        </text:list-item>
        <text:list-item>
          <text:p text:style-name="P8">Integer relativePosition</text:p>
        </text:list-item>
        <text:list-item>
          <text:p text:style-name="P8">String text </text:p>
        </text:list-item>
      </text:list>
      <text:p text:style-name="P1"/>
      <text:p text:style-name="P1">Sicher währen hier auch noch weitere optionale Parameter denkbar. Eine Gruppierung der Parameter könnte in etwa so aussehen:</text:p>
      <text:p text:style-name="P2"><text:s text:c="3"/><text:span text:style-name="T2">void addDummyTextView(final ViewGroup aViewGroup, final String aText, </text:span></text:p>
      <text:p text:style-name="P9"><text:tab/><text:tab/><text:tab/> <text:s text:c="5"/>final Integer... layoutParams)</text:p>
      <text:p text:style-name="P1">Diese Art mehrere Optionale Parameter zusammen zu fassen empfiehlt sich zwar für dieses spezielle Beispiel, jedoch bietet Java lediglich eine Vararg Definition pro Methode an, nämlich genau als letzte Parameterdefinition.</text:p>
      <text:p text:style-name="P1"/>
      <text:p text:style-name="P1">Es muss also situativ entschieden werden welche Parameterübergabe an <text:soft-page-break/>der Schnittstelle für den jeweiligen Anwendungskontext sinnvoll ist. </text:p>
      <text:p text:style-name="P1"/>
      <text:p text:style-name="P1">Welche Möglichkeiten gibt es noch? → Einfache Public Methodendefinitionen</text:p>
      <text:p text:style-name="P1"/>
      <text:p text:style-name="P1">…</text:p>
      <text:p text:style-name="P1"/>
      <text:p text:style-name="P1">TODO:</text:p>
      <text:p text:style-name="P1">Beschreibung der Schnittstelle des Prototyps:</text:p>
      <text:p text:style-name="P1">(siehe Dia)</text:p>
      <text:p text:style-name="P1"/>
      <text:p text:style-name="P1"/>
      <text:p text:style-name="P1">Build Vorgang:</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5:58:55.75</meta:creation-date>
    <dc:date>2014-10-11T12:09:27.67</dc:date>
    <meta:editing-duration>P7DT3H3M25S</meta:editing-duration>
    <meta:editing-cycles>33</meta:editing-cycles>
    <meta:generator>OpenOffice/4.0.1$Win32 OpenOffice.org_project/401m5$Build-9714</meta:generator>
    <meta:document-statistic meta:table-count="0" meta:image-count="0" meta:object-count="0" meta:page-count="5" meta:paragraph-count="61" meta:word-count="758" meta:character-count="5587"/>
  </office:meta>
</office:document-meta>
</file>